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de799" officeooo:paragraph-rsid="001de799"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rsid="001de799" officeooo:paragraph-rsid="001fc0bd" style:font-style-asian="italic" style:font-style-complex="italic"/>
    </style:style>
    <style:style style:name="P3" style:family="paragraph" style:parent-style-name="Standard">
      <style:paragraph-properties fo:text-align="justify" style:justify-single-word="false"/>
      <style:text-properties style:font-name="Times New Roman1" fo:font-style="italic" officeooo:rsid="001de799" officeooo:paragraph-rsid="001de799" style:font-style-asian="italic" style:font-style-complex="italic"/>
    </style:style>
    <style:style style:name="T1" style:family="text">
      <style:text-properties style:font-name="Times New Roman1"/>
    </style:style>
    <style:style style:name="T2" style:family="text">
      <style:text-properties style:font-name="Times New Roman1" officeooo:rsid="001fc0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 266. […] Tel force et tel vertu avoient les costes dont l'enheudeure de l'espee estoit. Et si estoient couvertes d'un drap vermeil trop riche tout plain de letres, dont il disoit : « Je sui merveilles a veoir et graindres merveilles a connoistre : car nus ne me puet enpoignier ne jamais <text:s/>ne m'enpoignera que uns tous seus hom, et cil passera de son mestier tous ciaus qui devant lui avront esté et qui aprés lui vendront. »</text:p>
      <text:p text:style-name="P3"><text:tab/>§ 267. […] Aprés esgarda la lemele de l'espee que il vit traite fors del fuerre tant com vous avés oï : si revit autres letres qui estoient autresi vermeilles conme sanc. Lors se trait avant, si les conmencha a lire ; et vit que les letres disoient que : ja ne fust nus qui le traisist, se li n'en devoit mix ferir que autres, et plus hardiement ; et qui le trairoit autrement, bien seüst il que ce seroit il qui premierement en morroit : et si estoit ja apertement veü et esprouvé.</text:p>
      <text:p text:style-name="P1"><text:span text:style-name="T1"><text:tab/>§ 268. […] Et les letres qui estoient el fuerre si disoient teus paroles com vous orrés : « Cil qui me portera doit estre plus prous que nus autres, et plus seürs se il me porte ensi com les letres de l'espee le devisent. Car li cors a qui je serai pendue ne puet estre honnis en la place tant com il sera chains des renges a qui je penderai. Ne ja si ne soit tant hardis que ces renges qui ci sont en oste en nule maniere : car il en seroit tans grans maus fais, et tantes mesaventures grans en <text:s/>avanroit que il ne autres hom mortex ne l'em porroit amender. Ne il n'otroie a nul home qui ore soit a venir que il en soit osterres ; ains couvient que eles en soient ostees par main de feme, fille de roi et de roïne ; et si en fera itel change que ele metera itel chose qui sor li ert et que ele avra plus chiere, et si les metera en lieu de ces. </text:span><text:span text:style-name="T2">Et cele feme apelera ceste espee par son droit non, et moi par le mien. Ne ja devant lors ne sera qui nous sace apeler par nos drois nons, ce sace on bien. »</text:span></text:p>
      <text:p text:style-name="P2"><text:span text:style-name="T2"><text:tab/></text:span><text:span text:style-name="T1">§ 26</text:span><text:span text:style-name="T2">9</text:span><text:span text:style-name="T1">. […] </text:span><text:span text:style-name="T2">Et quant il l'ot tournee, si vit que ele estoit ausi vermeille de cele part come sanc, et i avoit letres autresi noires conme charbon ; et ces letres disoient : « Cil qui plus me proisera plus i trouvera que il me devera blasmer au grant besoig ; et a celui a qui je devroie estre plus debonaire, a celui serai je plus felenesse ; et ce n'avenra c'une fois : car ensi le couvient estre sans faille, et sans trestourner de nule chose terrien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9T14:05:15.996818856</meta:creation-date>
    <meta:generator>LibreOffice/4.2.7.2$Linux_X86_64 LibreOffice_project/420m0$Build-2</meta:generator>
    <dc:date>2015-05-19T19:11:39.452392221</dc:date>
    <dc:creator>Gauthier </dc:creator>
    <meta:editing-duration>P0D</meta:editing-duration>
    <meta:editing-cycles>2</meta:editing-cycles>
    <meta:document-statistic meta:table-count="0" meta:image-count="0" meta:object-count="0" meta:page-count="1" meta:paragraph-count="4" meta:word-count="475" meta:character-count="2371" meta:non-whitespace-character-count="1894"/>
  </office:meta>
</office:document-meta>
</file>